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 tableooo:tab-color="#ff9900"/>
    </style:style>
    <style:style style:name="ta2" style:family="table" style:master-page-name="Default">
      <style:table-properties table:display="true" style:writing-mode="lr-tb" tableooo:tab-color="#9933ff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Índice R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4570074549098198</text:p>
          </table:table-cell>
          <table:table-cell table:style-name="ce6" office:value-type="string" calcext:value-type="string">
            <text:p>1.0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44869406427434456</text:p>
          </table:table-cell>
          <table:table-cell table:style-name="ce6" office:value-type="string" calcext:value-type="string">
            <text:p>0.998001996003992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938617823014548</text:p>
          </table:table-cell>
          <table:table-cell table:style-name="ce6" office:value-type="string" calcext:value-type="string">
            <text:p>0.996003984015936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404402912630682</text:p>
          </table:table-cell>
          <table:table-cell table:style-name="ce6" office:value-type="string" calcext:value-type="string">
            <text:p>0.9940099680918327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176817446987999</text:p>
          </table:table-cell>
          <table:table-cell table:style-name="ce6" office:value-type="string" calcext:value-type="string">
            <text:p>0.000360374645481553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489571813675844</text:p>
          </table:table-cell>
          <table:table-cell table:style-name="ce6" office:value-type="string" calcext:value-type="string">
            <text:p>0.0003204143703386473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999700460622993</text:p>
          </table:table-cell>
          <table:table-cell table:style-name="ce6" office:value-type="string" calcext:value-type="string">
            <text:p>0.0002565097076451156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237537860604015</text:p>
          </table:table-cell>
          <table:table-cell table:style-name="ce6" office:value-type="string" calcext:value-type="string">
            <text:p>0.00022856122260002105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 office:value-type="string" calcext:value-type="string">
            <text:p>0.5995794532892761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 office:value-type="string" calcext:value-type="string">
            <text:p>0.7643905025628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 office:value-type="string" calcext:value-type="string">
            <text:p>0.870770722249151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 office:value-type="string" calcext:value-type="string">
            <text:p>0.834455057545215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 office:value-type="string" calcext:value-type="string">
            <text:p>0.8276670836411557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 office:value-type="string" calcext:value-type="string">
            <text:p>0.822740996372859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 office:value-type="string" calcext:value-type="string">
            <text:p>0.822190316627018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 office:value-type="string" calcext:value-type="string">
            <text:p>0.81828168810586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lhores partições" table:style-name="ta2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7" table:number-columns-repeated="4" table:default-cell-style-name="ce11"/>
        <table:table-row table:style-name="ro5">
          <table:table-cell table:style-name="ce9" office:value-type="string" calcext:value-type="string" table:number-columns-spanned="2" table:number-rows-spanned="1">
            <text:p>K-Médias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Single-Link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verage-Link</text:p>
          </table:table-cell>
          <table:covered-table-cell/>
        </table:table-row>
        <table:table-row table:style-name="ro5">
          <table:table-cell table:style-name="ce10" office:value-type="string" calcext:value-type="string">
            <text:p>Índice Rand</text:p>
          </table:table-cell>
          <table:table-cell table:style-name="ce12" office:value-type="string" calcext:value-type="string">
            <text:p>0.9176817446987999</text:p>
          </table:table-cell>
          <table:table-cell/>
          <table:table-cell table:style-name="ce10" office:value-type="string" calcext:value-type="string">
            <text:p>Índice Rand</text:p>
          </table:table-cell>
          <table:table-cell table:style-name="ce13" office:value-type="string" calcext:value-type="string">
            <text:p>1.0</text:p>
          </table:table-cell>
          <table:table-cell/>
          <table:table-cell table:style-name="ce14"/>
          <table:table-cell table:style-name="ce15"/>
        </table:table-row>
        <table:table-row table:style-name="ro5">
          <table:table-cell office:value-type="string" calcext:value-type="string">
            <text:p>c2g1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1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1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2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2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3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3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5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7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4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4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1s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1s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5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5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6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6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7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7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8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8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8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2sp2s9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9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g2s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2sp2s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 table:number-rows-repeated="14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9:10:17.650598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09:41:44.160310959</dc:date>
    <meta:editing-duration>PT23M10S</meta:editing-duration>
    <meta:editing-cycles>6</meta:editing-cycles>
    <meta:document-statistic meta:table-count="2" meta:cell-count="4070" meta:object-count="0"/>
  </office:meta>
</office:document-meta>
</file>